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131a9" officeooo:paragraph-rsid="002131a9"/>
    </style:style>
    <style:style style:name="P2" style:family="paragraph" style:parent-style-name="Standard">
      <style:text-properties officeooo:rsid="002131a9" officeooo:paragraph-rsid="002131a9"/>
    </style:style>
    <style:style style:name="P3" style:family="paragraph" style:parent-style-name="Table_20_Contents">
      <style:text-properties officeooo:rsid="002131a9" officeooo:paragraph-rsid="002131a9"/>
    </style:style>
    <style:style style:name="P4" style:family="paragraph" style:parent-style-name="Table_20_Contents" style:list-style-name="L1">
      <style:text-properties fo:font-weight="bold" officeooo:rsid="002131a9" officeooo:paragraph-rsid="002131a9"/>
    </style:style>
    <style:style style:name="P5" style:family="paragraph" style:parent-style-name="Table_20_Contents" style:list-style-name="L1">
      <style:text-properties fo:font-weight="bold" officeooo:rsid="0022c228" officeooo:paragraph-rsid="0022c228"/>
    </style:style>
    <style:style style:name="P6" style:family="paragraph" style:parent-style-name="Table_20_Contents">
      <style:text-properties fo:font-weight="bold" officeooo:rsid="0022c228" officeooo:paragraph-rsid="0022c228"/>
    </style:style>
    <style:style style:name="T1" style:family="text">
      <style:text-properties fo:font-style="italic"/>
    </style:style>
    <style:style style:name="T2"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94612691060736">
          <table:table-cell table:style-name="Table1.A1" office:value-type="string">
            <text:p text:style-name="P3">As files are generate, <text:s/>filesystem keeps tracks of the files their start and end posttion, atributes and many more. When a file is accessed it first looks at the meta data info, which may be FAT in FAT32, MAT in NTFS, and accessed the file.</text:p>
            <text:p text:style-name="P3">- when remove operation on file is performed, the meta data of file in remove so that it can’t be accessed normally.</text:p>
            <text:p text:style-name="P3"/>
            <text:p text:style-name="P1">When a computer wants to delete a file, it doesn't immediately <text:a xlink:type="simple" xlink:href="https://www.r-wipe.com/computer-privacy-and-identity-theft-protection.html" office:target-frame-name="_blank" xlink:show="new" text:style-name="Internet_20_link" text:visited-style-name="Visited_20_Internet_20_Link">destroy its data</text:a>. Instead, it makes some changes to the <text:span text:style-name="T1">info about files and folders</text:span> to designate that the file has been deleted. Some operating systems simply mark the file as deleted, retaining all the meta-data about the file until it becomes necessary to overwrite it with meta-data about a new file. This is how Windows file systems handle deletions. Other operating systems, like Mac OS X, completely destroy the file record of the deleted file. While operating systems vary in whether they preserve or delete the <text:span text:style-name="T1">info about files and folders</text:span> immediately, all operating systems leave the actual file data untouched until it becomes necessary to allocate that disk space for another file. If no files are going to be written to the disk, the data information about the file and its data may remain forever. </text:p>
            <text:p text:style-name="Text_20_body">As noted above, the portion of the disk that stores the file data also contains a backup copy of the <text:span text:style-name="T1">info about files and folders</text:span>. This part of the disk may also contain some additional pieces of information about file and folder structure scattered across the entire disk. </text:p>
            <text:p text:style-name="P2"><text:span text:style-name="T2">File recovery methods</text:span> </text:p>
            <text:p text:style-name="Text_20_body">Before we discuss the different methods for file recovery, it's important to note one thing:<text:line-break/>If the data on the disk is overwritten, then the old data is gone. No program or commercially available data recovery method can recover it. </text:p>
            <text:p text:style-name="Text_20_body">This is why it's of the utmost importance that no new files are written to a disk prior to attempting a data recovery. </text:p>
            <text:p text:style-name="Text_20_body">For files that have not been overwritten, there are two file recovery methods. All data recovery software use one or both of these techniques</text:p>
            <text:list xml:id="list4281378532" text:style-name="L1">
              <text:list-item>
                <text:p text:style-name="P4">File recovery through analysis of the <text:span text:style-name="T1">info about files and folders</text:span></text:p>
              </text:list-item>
              <text:list-item>
                <text:p text:style-name="P5"><text:span text:style-name="T1">File recovery using search for known file types (raw file recovery).</text:span></text:p>
              </text:list-item>
            </text:list>
            <text:p text:style-name="P6"><text:span text:style-name="T1"/></text:p>
          </table:table-cell>
        </table:table-row>
        <table:table-row table:style-name="TableLine94612691060736">
          <table:table-cell table:style-name="Table1.A2" office:value-type="string">
            <text:p text:style-name="Table_20_Contents">We recommend performing all data recovery tasks from images of the actual disks in order to preserve the original data on the disk. This allows you to run multiple data recovery attempts without causing changes to the disk or risking further data loss.</text:p>
          </table:table-cell>
        </table:table-row>
        <table:table-row table:style-name="TableLine94612691060736">
          <table:table-cell table:style-name="Table1.A2" office:value-type="string">
            <text:p text:style-name="Table_20_Contents"/>
          </table:table-cell>
        </table:table-row>
        <table:table-row table:style-name="TableLine94612691060736">
          <table:table-cell table:style-name="Table1.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3T22:20:27.543998787</meta:creation-date>
    <meta:generator>LibreOffice/6.4.7.2$Linux_X86_64 LibreOffice_project/40$Build-2</meta:generator>
    <dc:date>2022-01-03T22:54:28.484034336</dc:date>
    <meta:editing-duration>PT34M</meta:editing-duration>
    <meta:editing-cycles>4</meta:editing-cycles>
    <meta:document-statistic meta:table-count="1" meta:image-count="0" meta:object-count="0" meta:page-count="1" meta:paragraph-count="11" meta:word-count="420" meta:character-count="2411" meta:non-whitespace-character-count="1998"/>
  </office:meta>
</office:document-meta>
</file>